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9000000C9F055A5F7698ED247.png" manifest:media-type="image/png"/>
  <manifest:file-entry manifest:full-path="Pictures/100002010000013C00000166680E3C923A93C236.png" manifest:media-type="image/png"/>
  <manifest:file-entry manifest:full-path="Pictures/10000373000014C6000014C623F785C6C8C6197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7.75cm" fo:min-width="4.5cm"/>
    </style:style>
    <style:style style:name="gr2" style:family="graphic" style:parent-style-name="standard">
      <style:graphic-properties svg:stroke-color="#000000" draw:fill-color="#e3b35c" draw:textarea-horizontal-align="justify" draw:textarea-vertical-align="middle" draw:auto-grow-height="false" fo:min-height="1.75cm" fo:min-width="3.5cm"/>
    </style:style>
    <style:style style:name="gr3" style:family="graphic" style:parent-style-name="standard">
      <style:graphic-properties svg:stroke-color="#000000" draw:fill-color="#cdc8b1" draw:textarea-horizontal-align="justify" draw:textarea-vertical-align="middle" draw:auto-grow-height="false" fo:min-height="1.75cm" fo:min-width="3.5cm"/>
    </style:style>
    <style:style style:name="gr4" style:family="graphic" style:parent-style-name="standard">
      <style:graphic-properties svg:stroke-color="#000000" draw:fill-color="#e3b35c" draw:textarea-horizontal-align="justify" draw:textarea-vertical-align="middle" draw:auto-grow-height="false" fo:min-height="1.75cm" fo:min-width="2cm"/>
    </style:style>
    <style:style style:name="gr5" style:family="graphic" style:parent-style-name="standard">
      <style:graphic-properties svg:stroke-color="#000000" draw:fill="solid" draw:fill-color="#e3b35c" draw:opacity="50%" draw:textarea-horizontal-align="justify" draw:textarea-vertical-align="middle" draw:auto-grow-height="false" fo:min-height="1.75cm" fo:min-width="2cm" draw:shadow-opacity="50%"/>
    </style:style>
    <style:style style:name="gr6" style:family="graphic" style:parent-style-name="standard">
      <style:graphic-properties svg:stroke-color="#000000" draw:fill-color="#cdc8b1" draw:textarea-horizontal-align="justify" draw:textarea-vertical-align="middle" draw:auto-grow-height="false" fo:min-height="1.75cm" fo:min-width="5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7.75cm" fo:min-width="6cm"/>
    </style:style>
    <style:style style:name="gr8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9" style:family="graphic" style:parent-style-name="standard">
      <style:graphic-properties draw:fill="solid" draw:fill-color="#729fcf" draw:opacity="100%" draw:textarea-horizontal-align="justify" draw:textarea-vertical-align="middle" draw:auto-grow-height="false" fo:min-height="0.316cm" fo:min-width="0.066cm" draw:shadow-opacity="100%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3b35c"/>
      <style:paragraph-properties fo:text-align="center"/>
    </style:style>
    <style:style style:name="P4" style:family="paragraph">
      <loext:graphic-properties draw:fill-color="#cdc8b1"/>
      <style:paragraph-properties fo:text-align="center"/>
    </style:style>
    <style:style style:name="P5" style:family="paragraph">
      <loext:graphic-properties draw:fill="solid" draw:fill-color="#e3b35c" draw:opacity="50%"/>
      <style:paragraph-properties fo:text-align="center"/>
    </style:style>
    <style:style style:name="P6" style:family="paragraph">
      <loext:graphic-properties draw:fill="solid" draw:fill-color="#729fcf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8cm" svg:x="1.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2cm" svg:x="2cm" svg:y="6cm">
          <text:p text:style-name="P2">Them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2cm" svg:x="2cm" svg:y="8.5cm">
          <text:p text:style-name="P2">Module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2cm" svg:x="2cm" svg:y="11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8cm" svg:x="7.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2cm" svg:x="8cm" svg:y="6cm">
          <text:p text:style-name="P2">API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2cm" svg:x="8cm" svg:y="8.5cm">
          <text:p text:style-name="P2">Module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2cm" svg:x="8cm" svg:y="11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2cm" svg:x="14cm" svg:y="6cm">
          <text:p text:style-name="P2">API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cm" svg:height="2cm" svg:x="17cm" svg:y="6cm">
          <text:p text:style-name="P2">Them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cm" svg:height="2cm" svg:x="14cm" svg:y="8.5cm">
          <text:p text:style-name="P2">Module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cm" svg:height="2cm" svg:x="14cm" svg:y="11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5cm" svg:height="8cm" svg:x="13.5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8cm" svg:height="0.8cm" svg:x="3.6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8cm" svg:height="0.8cm" svg:x="9.6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8cm" svg:height="0.8cm" svg:x="14.9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8cm" svg:height="0.8cm" svg:x="17.8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3.795cm" svg:height="4.3cm" svg:x="2.505cm" svg:y="17.6cm">
          <draw:image xlink:href="Pictures/100002010000013C00000166680E3C923A93C236.png" xlink:type="simple" xlink:show="embed" xlink:actuate="onLoad">
            <text:p/>
          </draw:image>
        </draw:frame>
        <draw:frame draw:style-name="gr10" draw:text-style-name="P2" draw:layer="layout" svg:width="4.645cm" svg:height="4.645cm" svg:x="14.355cm" svg:y="17.9cm">
          <draw:image xlink:href="Pictures/10000373000014C6000014C623F785C6C8C61975.svg" xlink:type="simple" xlink:show="embed" xlink:actuate="onLoad">
            <text:p/>
          </draw:image>
          <draw:image xlink:href="Pictures/10000201000000C9000000C9F055A5F7698ED247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no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9T07:44:13.173442574</meta:creation-date>
    <dc:date>2017-10-25T11:13:46.752646269</dc:date>
    <meta:editing-duration>P1DT22H37M20S</meta:editing-duration>
    <meta:editing-cycles>3</meta:editing-cycles>
    <meta:generator>LibreOffice/5.4.2.2.0$Linux_X86_64 LibreOffice_project/40m0$Build-2</meta:generator>
    <meta:document-statistic meta:object-count="19"/>
  </office:meta>
</office:document-meta>
</file>